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286cm" svg:height="1.905cm" svg:x="8.001cm" svg:y="8.001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2.286cm" svg:y="4.064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286cm" svg:height="1.397cm" svg:x="0.762cm" svg:y="6.3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651cm" svg:y="8.636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175cm" svg:height="1.397cm" svg:x="2.667cm" svg:y="11.938cm">
          <text:p text:style-name="P1"><text:span text:style-name="T1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6.35cm" svg:y="11.103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9.425cm" svg:y="11.584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0.889cm" svg:x="12.319cm" svg:y="12.065cm">
          <text:p text:style-name="P1"><text:span text:style-name="T1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922cm" svg:y="8.001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5.113cm" svg:y="4.445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3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78cm" svg:y="3.683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683cm" svg:y1="11.103cm" svg:x2="9.144cm" svg:y2="9.906cm" draw:start-shape="id3" draw:start-glue-point="0" draw:end-shape="id4" draw:end-glue-point="2" svg:d="M7683 11103l1461-1197" svg:viewBox="0 0 1462 1198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984cm" svg:y1="8.636cm" svg:x2="3.556cm" svg:y2="5.461cm" draw:start-shape="id6" draw:start-glue-point="0" draw:end-shape="id1" draw:end-glue-point="2" svg:d="M2984 8636l572-3175" svg:viewBox="0 0 573 3176">
          <text:p/>
        </draw:connector>
        <draw:connector draw:style-name="gr3" draw:text-style-name="P1" draw:layer="layout" draw:type="line" svg:x1="1.905cm" svg:y1="6.35cm" svg:x2="3.556cm" svg:y2="5.461cm" draw:start-shape="id7" draw:start-glue-point="0" draw:end-shape="id1" draw:end-glue-point="2" svg:d="M1905 6350l1651-889" svg:viewBox="0 0 1652 890">
          <text:p/>
        </draw:connector>
        <draw:connector draw:style-name="gr3" draw:text-style-name="P1" draw:layer="layout" draw:type="line" svg:x1="4.254cm" svg:y1="11.938cm" svg:x2="3.556cm" svg:y2="5.461cm" draw:start-shape="id8" draw:start-glue-point="0" draw:end-shape="id1" draw:end-glue-point="2" svg:d="M4254 11938l-698-6477" svg:viewBox="0 0 699 6478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128cm" svg:y1="8.001cm" svg:x2="10.164cm" svg:y2="3.542cm" draw:start-shape="id10" draw:start-glue-point="0" svg:d="M12128 8001l-1964-4459" svg:viewBox="0 0 1965 4460">
          <text:p/>
        </draw:connector>
        <draw:connector draw:style-name="gr3" draw:text-style-name="P1" xml:id="id2" draw:id="id2" draw:layer="layout" draw:type="line" svg:x1="17.337cm" svg:y1="7.866cm" svg:x2="10.164cm" svg:y2="3.542cm" draw:start-shape="id11" svg:d="M17337 7866l-7173-4324" svg:viewBox="0 0 7174 4325">
          <text:p/>
        </draw:connector>
        <draw:connector draw:style-name="gr3" draw:text-style-name="P1" draw:layer="layout" draw:type="line" svg:x1="16.256cm" svg:y1="4.445cm" svg:x2="13.35cm" svg:y2="3.261cm" draw:start-shape="id12" draw:start-glue-point="0" draw:end-shape="id13" draw:end-glue-point="9" svg:d="M16256 4445l-2906-1184" svg:viewBox="0 0 2907 1185">
          <text:p/>
        </draw:connector>
        <draw:connector draw:style-name="gr3" draw:text-style-name="P1" draw:layer="layout" draw:type="line" svg:x1="17.78cm" svg:y1="4.381cm" svg:x2="13.35cm" svg:y2="3.261cm" draw:start-shape="id14" draw:start-glue-point="3" draw:end-shape="id13" draw:end-glue-point="9" svg:d="M17780 4381l-4430-1120" svg:viewBox="0 0 4431 1121">
          <text:p/>
        </draw:connector>
        <draw:connector draw:style-name="gr3" draw:text-style-name="P1" draw:layer="layout" draw:type="line" svg:x1="10.631cm" svg:y1="11.584cm" svg:x2="9.144cm" svg:y2="9.906cm" draw:start-shape="id15" draw:start-glue-point="0" draw:end-shape="id4" draw:end-glue-point="2" svg:d="M10631 11584l-1487-1678" svg:viewBox="0 0 1488 1679">
          <text:p/>
        </draw:connector>
        <draw:connector draw:style-name="gr3" draw:text-style-name="P1" draw:layer="layout" draw:type="line" svg:x1="13.779cm" svg:y1="12.065cm" svg:x2="9.144cm" svg:y2="9.906cm" draw:start-shape="id16" draw:start-glue-point="0" draw:end-shape="id4" draw:end-glue-point="2" svg:d="M13779 12065l-4635-2159" svg:viewBox="0 0 4636 2160">
          <text:p/>
        </draw:connector>
        <draw:connector draw:style-name="gr3" draw:text-style-name="P1" draw:layer="layout" draw:type="line" svg:x1="9.144cm" svg:y1="8.001cm" svg:x2="10.164cm" svg:y2="3.542cm" draw:start-shape="id4" draw:start-glue-point="0" draw:end-shape="id2" draw:end-glue-point="3" svg:d="M9144 8001l1020-4459" svg:viewBox="0 0 1021 4460">
          <text:p/>
        </draw:connector>
        <draw:custom-shape draw:style-name="gr1" draw:text-style-name="P2" xml:id="id17" draw:id="id17" draw:layer="layout" svg:width="2.54cm" svg:height="1.016cm" svg:x="17.45cm" svg:y="9.563cm">
          <text:p text:style-name="P1"><text:span text:style-name="T1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3.81cm" svg:height="1.778cm" svg:x="15.24cm" svg:y="14.143cm">
          <text:p text:style-name="P1"><text:span text:style-name="T1">Automated testing,</text:span></text:p>
          <text:p text:style-name="P1"><text:span text:style-name="T1">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10.071cm" svg:x2="15.686cm" svg:y2="9.498cm" draw:start-shape="id17" draw:start-glue-point="3" draw:end-shape="id5" draw:end-glue-point="2" svg:d="M17450 10071l-1764-573" svg:viewBox="0 0 1765 57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7.145cm" svg:y1="14.143cm" svg:x2="15.686cm" svg:y2="9.498cm" draw:start-shape="id19" draw:start-glue-point="0" draw:end-shape="id5" draw:end-glue-point="2" svg:d="M17145 14143l-1459-4645" svg:viewBox="0 0 1460 4646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2.921cm" svg:height="2.794cm" svg:x="2.921cm" svg:y="14.986cm">
          <text:p text:style-name="P1"><text:span text:style-name="T1">Hardened HTTP headers, including C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176cm" svg:y="14.859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6.096cm" svg:y="14.986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13cm" svg:height="1.778cm" svg:x="8.636cm" svg:y="14.986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381cm" svg:y1="14.986cm" svg:x2="13.779cm" svg:y2="12.954cm" draw:start-shape="id21" draw:start-glue-point="0" draw:end-shape="id16" draw:end-glue-point="2" svg:d="M4381 14986l9398-2032" svg:viewBox="0 0 9399 2033">
          <text:p/>
        </draw:connector>
        <draw:connector draw:style-name="gr3" draw:text-style-name="P1" draw:layer="layout" draw:type="line" svg:x1="7.302cm" svg:y1="14.986cm" svg:x2="13.779cm" svg:y2="12.929cm" draw:start-shape="id22" draw:start-glue-point="0" svg:d="M7302 14986l6477-2057" svg:viewBox="0 0 6478 2058">
          <text:p/>
        </draw:connector>
        <draw:connector draw:style-name="gr3" draw:text-style-name="P1" draw:layer="layout" draw:type="line" svg:x1="9.842cm" svg:y1="14.986cm" svg:x2="13.779cm" svg:y2="12.927cm" draw:start-shape="id23" draw:start-glue-point="0" svg:d="M9842 14986l3937-2059" svg:viewBox="0 0 3938 2060">
          <text:p/>
        </draw:connector>
        <draw:connector draw:style-name="gr3" draw:text-style-name="P1" draw:layer="layout" draw:type="line" svg:x1="12.065cm" svg:y1="14.859cm" svg:x2="13.779cm" svg:y2="12.928cm" draw:start-shape="id24" draw:start-glue-point="0" svg:d="M12065 14859l1714-1931" svg:viewBox="0 0 1715 1932">
          <text:p/>
        </draw:connector>
        <draw:connector draw:style-name="gr3" draw:text-style-name="P1" draw:layer="layout" draw:type="line" svg:x1="12.882cm" svg:y1="16.384cm" svg:x2="13.779cm" svg:y2="12.929cm" draw:start-shape="id25" draw:start-glue-point="0" svg:d="M12882 16384l897-3455" svg:viewBox="0 0 898 3456">
          <text:p/>
        </draw:connector>
        <draw:custom-shape draw:style-name="gr1" draw:text-style-name="P2" xml:id="id25" draw:id="id25" draw:layer="layout" svg:width="2.286cm" svg:height="2.032cm" svg:x="11.739cm" svg:y="16.384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4.351cm" svg:y="16.41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494cm" svg:y1="16.41cm" svg:x2="13.808cm" svg:y2="12.93cm" draw:start-shape="id26" draw:start-glue-point="0" svg:d="M15494 16410l-1686-3480" svg:viewBox="0 0 1687 3481">
          <text:p/>
        </draw:connector>
        <draw:custom-shape draw:style-name="gr1" draw:text-style-name="P2" xml:id="id27" draw:id="id27" draw:layer="layout" svg:width="4.191cm" svg:height="1.397cm" svg:x="16.256cm" svg:y="2.159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56cm" svg:y1="2.857cm" svg:x2="13.351cm" svg:y2="3.244cm" draw:start-shape="id27" draw:start-glue-point="3" svg:d="M16256 2857l-2905 387" svg:viewBox="0 0 2906 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18:04.898921379</dc:date>
    <meta:editing-duration>PT1H25M46S</meta:editing-duration>
    <meta:editing-cycles>22</meta:editing-cycles>
    <meta:generator>LibreOffice/4.2.8.2$Linux_X86_64 LibreOffice_project/420m0$Build-2</meta:generator>
    <meta:document-statistic meta:object-count="51"/>
  </office:meta>
</office:document-meta>
</file>